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9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co32" style:family="table-column">
      <style:table-column-properties fo:break-before="auto" style:column-width="1.769cm"/>
    </style:style>
    <style:style style:name="co33" style:family="table-column">
      <style:table-column-properties fo:break-before="auto" style:column-width="2.182cm"/>
    </style:style>
    <style:style style:name="co34" style:family="table-column">
      <style:table-column-properties fo:break-before="auto" style:column-width="2.3cm"/>
    </style:style>
    <style:style style:name="co35" style:family="table-column">
      <style:table-column-properties fo:break-before="auto" style:column-width="2.143cm"/>
    </style:style>
    <style:style style:name="co36" style:family="table-column">
      <style:table-column-properties fo:break-before="auto" style:column-width="1.988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229cm"/>
    </style:style>
    <style:style style:name="co39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4"/>
    <style:style style:name="ce51" style:family="table-cell" style:parent-style-name="Default">
      <style:table-cell-properties fo:background-color="#d4ea6b"/>
    </style:style>
    <style:style style:name="ce62" style:family="table-cell" style:parent-style-name="Default" style:data-style-name="N124">
      <style:table-cell-properties fo:background-color="transparent"/>
    </style:style>
    <style:style style:name="ce63" style:family="table-cell" style:parent-style-name="Default">
      <style:table-cell-properties fo:background-color="#069a2e"/>
    </style:style>
    <style:style style:name="ce23" style:family="table-cell" style:parent-style-name="Default" style:data-style-name="N104"/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 style:data-style-name="N4"/>
    <style:style style:name="ce74" style:family="table-cell" style:parent-style-name="Default" style:data-style-name="N124">
      <style:text-properties fo:font-weight="bold" style:font-weight-asian="bold" style:font-weight-complex="bold"/>
    </style:style>
    <style:style style:name="ce75" style:family="table-cell" style:parent-style-name="Default" style:data-style-name="N124"/>
    <style:style style:name="ce76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82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85" style:family="table-cell" style:parent-style-name="Default" style:data-style-name="N36">
      <style:text-properties fo:font-weight="bold" style:font-weight-asian="bold" style:font-weight-complex="bold"/>
    </style:style>
    <style:style style:name="ce86" style:family="table-cell" style:parent-style-name="Default" style:data-style-name="N36"/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93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124">
      <style:text-properties fo:font-weight="normal" style:font-weight-asian="normal" style:font-weight-complex="normal"/>
    </style:style>
    <style:style style:name="ce9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d4ea6b"/>
    </style:style>
    <style:style style:name="ce100" style:family="table-cell" style:parent-style-name="Default">
      <style:table-cell-properties fo:background-color="#069a2e"/>
    </style:style>
    <style:style style:name="ce10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0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4" style:family="table-cell" style:parent-style-name="Default" style:data-style-name="N124">
      <style:table-cell-properties fo:background-color="transparent"/>
    </style:style>
    <style:style style:name="ce105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0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10d0c"/>
    </style:style>
    <style:style style:name="ce72" style:family="table-cell" style:parent-style-name="Default" style:data-style-name="N4">
      <style:table-cell-properties fo:background-color="transparent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d8ce" fo:border-left="none" fo:border-right="none" fo:border-top="0.06pt solid #000000"/>
    </style:style>
    <style:style style:name="ce113" style:family="table-cell" style:parent-style-name="Default" style:data-style-name="N104"/>
    <style:style style:name="ce1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ce16"/>
        <table:table-column table:style-name="co38" table:default-cell-style-name="ce73"/>
        <table:table-column table:style-name="co39" table:number-columns-repeated="2" table:default-cell-style-name="ce73"/>
        <table:table-row table:style-name="ro1">
          <table:table-cell/>
          <table:table-cell table:style-name="ce73" table:formula="of:=[.B3]/12" office:value-type="float" office:value="29484.6125" calcext:value-type="float">
            <text:p>29.484,61</text:p>
          </table:table-cell>
          <table:table-cell table:style-name="ce73" table:formula="of:=[.C3]/12" office:value-type="float" office:value="-28152.9141666667" calcext:value-type="float">
            <text:p>-28.152,91</text:p>
          </table:table-cell>
          <table:table-cell table:style-name="ce76" office:value-type="string" calcext:value-type="string">
            <text:p><text:s/>TAHMİNİ</text:p>
          </table:table-cell>
          <table:table-cell table:style-name="ce73" table:formula="of:=[.E3]/12" office:value-type="float" office:value="10228.1816666667" calcext:value-type="float">
            <text:p>10.228,18</text:p>
          </table:table-cell>
          <table:table-cell table:style-name="ce73" table:formula="of:=[.F3]/12" office:value-type="float" office:value="-8209.22916666667" calcext:value-type="float">
            <text:p>-8.209,23</text:p>
          </table:table-cell>
          <table:table-cell table:style-name="ce76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76" office:value-type="string" calcext:value-type="string">
            <text:p><text:s/>BAKİYE</text:p>
          </table:table-cell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TOPLAM</text:p>
          </table:table-cell>
          <table:table-cell table:style-name="ce74" table:formula="of:=SUM([.B6:.B17])" office:value-type="float" office:value="353815.35" calcext:value-type="float">
            <text:p>353.815,35</text:p>
          </table:table-cell>
          <table:table-cell table:style-name="ce74" table:formula="of:=SUM([.C6:.C17])" office:value-type="float" office:value="-337834.97" calcext:value-type="float">
            <text:p>-337.834,97</text:p>
          </table:table-cell>
          <table:table-cell table:style-name="ce74" table:formula="of:=[.B3]+[.C3]" office:value-type="float" office:value="15980.3799999999" calcext:value-type="float">
            <text:p>15.980,38</text:p>
          </table:table-cell>
          <table:table-cell table:style-name="ce74" table:formula="of:=SUM([.E6:.E17])" office:value-type="float" office:value="122738.18" calcext:value-type="float">
            <text:p>122.738,18</text:p>
          </table:table-cell>
          <table:table-cell table:style-name="ce74" table:formula="of:=SUM([.F6:.F17])" office:value-type="float" office:value="-98510.75" calcext:value-type="float">
            <text:p>-98.510,75</text:p>
          </table:table-cell>
          <table:table-cell table:style-name="ce74" table:formula="of:=[.E3]+[.F3]" office:value-type="float" office:value="24227.43" calcext:value-type="float">
            <text:p>24.227,4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5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75" table:formula="of:=[$'01'.D2]" office:value-type="float" office:value="7333.3" calcext:value-type="float">
            <text:p>7.333,30</text:p>
          </table:table-cell>
          <table:table-cell table:style-name="ce75" table:formula="of:=[$'01'.E2]" office:value-type="float" office:value="-6834.05" calcext:value-type="float">
            <text:p>-6.834,05</text:p>
          </table:table-cell>
          <table:table-cell table:style-name="ce75" table:formula="of:=[.B6]+[.C6]+[.D5]" office:value-type="float" office:value="499.25" calcext:value-type="float">
            <text:p>499,25</text:p>
          </table:table-cell>
          <table:table-cell table:style-name="ce75" table:formula="of:=[$'01'.F2]" office:value-type="float" office:value="46462.64" calcext:value-type="float">
            <text:p>46.462,64</text:p>
          </table:table-cell>
          <table:table-cell table:style-name="ce75" table:formula="of:=[$'01'.G2]" office:value-type="float" office:value="-6834.05" calcext:value-type="float">
            <text:p>-6.834,05</text:p>
          </table:table-cell>
          <table:table-cell table:style-name="ce75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75" table:formula="of:=[$'02'.D2]" office:value-type="float" office:value="10567.09" calcext:value-type="float">
            <text:p>10.567,09</text:p>
          </table:table-cell>
          <table:table-cell table:style-name="ce75" table:formula="of:=[$'02'.E2]" office:value-type="float" office:value="-21938.15" calcext:value-type="float">
            <text:p>-21.938,15</text:p>
          </table:table-cell>
          <table:table-cell table:style-name="ce75" table:formula="of:=[.B7]+[.C7]+[.D6]" office:value-type="float" office:value="-10871.81" calcext:value-type="float">
            <text:p>-10.871,81</text:p>
          </table:table-cell>
          <table:table-cell table:style-name="ce75" table:formula="of:=[$'02'.F2]" office:value-type="float" office:value="11567.09" calcext:value-type="float">
            <text:p>11.567,09</text:p>
          </table:table-cell>
          <table:table-cell table:style-name="ce75" table:formula="of:=[$'02'.G2]" office:value-type="float" office:value="-21938.15" calcext:value-type="float">
            <text:p>-21.938,15</text:p>
          </table:table-cell>
          <table:table-cell table:style-name="ce75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75" table:formula="of:=[$'03'.D2]" office:value-type="float" office:value="36859.61" calcext:value-type="float">
            <text:p>36.859,61</text:p>
          </table:table-cell>
          <table:table-cell table:style-name="ce75" table:formula="of:=[$'03'.E2]" office:value-type="float" office:value="-30109.3" calcext:value-type="float">
            <text:p>-30.109,30</text:p>
          </table:table-cell>
          <table:table-cell table:style-name="ce75" table:formula="of:=[.B8]+[.C8]+[.D7]" office:value-type="float" office:value="-4121.5" calcext:value-type="float">
            <text:p>-4.121,50</text:p>
          </table:table-cell>
          <table:table-cell table:style-name="ce75" table:formula="of:=[$'03'.F2]" office:value-type="float" office:value="35859.61" calcext:value-type="float">
            <text:p>35.859,61</text:p>
          </table:table-cell>
          <table:table-cell table:style-name="ce75" table:formula="of:=[$'03'.G2]" office:value-type="float" office:value="-30109.3" calcext:value-type="float">
            <text:p>-30.109,30</text:p>
          </table:table-cell>
          <table:table-cell table:style-name="ce75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75" table:formula="of:=[$'04'.D2]" office:value-type="float" office:value="15937.59" calcext:value-type="float">
            <text:p>15.937,59</text:p>
          </table:table-cell>
          <table:table-cell table:style-name="ce75" table:formula="of:=[$'04'.E2]" office:value-type="float" office:value="-11790.68" calcext:value-type="float">
            <text:p>-11.790,68</text:p>
          </table:table-cell>
          <table:table-cell table:style-name="ce75" table:formula="of:=[.B9]+[.C9]+[.D8]" office:value-type="float" office:value="25.4100000000035" calcext:value-type="float">
            <text:p>25,41</text:p>
          </table:table-cell>
          <table:table-cell table:style-name="ce75" table:formula="of:=[$'04'.F2]" office:value-type="float" office:value="17940.28" calcext:value-type="float">
            <text:p>17.940,28</text:p>
          </table:table-cell>
          <table:table-cell table:style-name="ce75" table:formula="of:=[$'04'.G2]" office:value-type="float" office:value="-11140.68" calcext:value-type="float">
            <text:p>-11.140,68</text:p>
          </table:table-cell>
          <table:table-cell table:style-name="ce75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75" table:formula="of:=[$'05'.D2]" office:value-type="float" office:value="15328.34" calcext:value-type="float">
            <text:p>15.328,34</text:p>
          </table:table-cell>
          <table:table-cell table:style-name="ce75" table:formula="of:=[$'05'.E2]" office:value-type="float" office:value="-7712.66" calcext:value-type="float">
            <text:p>-7.712,66</text:p>
          </table:table-cell>
          <table:table-cell table:style-name="ce75" table:formula="of:=[.B10]+[.C10]+[.D9]" office:value-type="float" office:value="7641.09" calcext:value-type="float">
            <text:p>7.641,09</text:p>
          </table:table-cell>
          <table:table-cell table:style-name="ce75" table:formula="of:=[$'05'.F2]" office:value-type="float" office:value="9522.37" calcext:value-type="float">
            <text:p>9.522,37</text:p>
          </table:table-cell>
          <table:table-cell table:style-name="ce75" table:formula="of:=[$'05'.G2]" office:value-type="float" office:value="-7722.66" calcext:value-type="float">
            <text:p>-7.722,66</text:p>
          </table:table-cell>
          <table:table-cell table:style-name="ce75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75" table:formula="of:=[$'06'.D2]" office:value-type="float" office:value="20189.42" calcext:value-type="float">
            <text:p>20.189,42</text:p>
          </table:table-cell>
          <table:table-cell table:style-name="ce75" table:formula="of:=[$'06'.E2]" office:value-type="float" office:value="-28015.91" calcext:value-type="float">
            <text:p>-28.015,91</text:p>
          </table:table-cell>
          <table:table-cell table:style-name="ce75" table:formula="of:=[.B11]+[.C11]+[.D10]" office:value-type="float" office:value="-185.400000000001" calcext:value-type="float">
            <text:p>-185,40</text:p>
          </table:table-cell>
          <table:table-cell table:style-name="ce75" table:formula="of:=[$'06'.F2]" office:value-type="float" office:value="1386.19" calcext:value-type="float">
            <text:p>1.386,19</text:p>
          </table:table-cell>
          <table:table-cell table:style-name="ce75" table:formula="of:=[$'06'.G2]" office:value-type="float" office:value="-20765.91" calcext:value-type="float">
            <text:p>-20.765,91</text:p>
          </table:table-cell>
          <table:table-cell table:style-name="ce75" table:formula="of:=[.E11]+[.F11]+[.G10]" office:value-type="float" office:value="24227.43" calcext:value-type="float">
            <text:p>24.227,43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75" table:formula="of:=[$'07'.D2]" office:value-type="float" office:value="14100" calcext:value-type="float">
            <text:p>14.100,00</text:p>
          </table:table-cell>
          <table:table-cell table:style-name="ce75" table:formula="of:=[$'07'.E2]" office:value-type="float" office:value="-11724.15" calcext:value-type="float">
            <text:p>-11.724,15</text:p>
          </table:table-cell>
          <table:table-cell table:style-name="ce75" table:formula="of:=[.B12]+[.C12]+[.D11]" office:value-type="float" office:value="2190.45" calcext:value-type="float">
            <text:p>2.190,45</text:p>
          </table:table-cell>
          <table:table-cell table:style-name="ce75" table:formula="of:=[$'07'.F2]" office:value-type="float" office:value="0" calcext:value-type="float">
            <text:p>0,00</text:p>
          </table:table-cell>
          <table:table-cell table:style-name="ce75" table:formula="of:=[$'07'.G2]" office:value-type="float" office:value="0" calcext:value-type="float">
            <text:p>0,00</text:p>
          </table:table-cell>
          <table:table-cell table:style-name="ce75" table:formula="of:=[.E12]+[.F12]+[.G11]" office:value-type="float" office:value="24227.43" calcext:value-type="float">
            <text:p>24.227,43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75" table:formula="of:=[$'08'.D2]" office:value-type="float" office:value="32100" calcext:value-type="float">
            <text:p>32.100,00</text:p>
          </table:table-cell>
          <table:table-cell table:style-name="ce75" table:formula="of:=[$'08'.E2]" office:value-type="float" office:value="-25344.45" calcext:value-type="float">
            <text:p>-25.344,45</text:p>
          </table:table-cell>
          <table:table-cell table:style-name="ce75" table:formula="of:=[.B13]+[.C13]+[.D12]" office:value-type="float" office:value="8946" calcext:value-type="float">
            <text:p>8.946,00</text:p>
          </table:table-cell>
          <table:table-cell table:style-name="ce75" table:formula="of:=[$'08'.F2]" office:value-type="float" office:value="0" calcext:value-type="float">
            <text:p>0,00</text:p>
          </table:table-cell>
          <table:table-cell table:style-name="ce75" table:formula="of:=[$'08'.G2]" office:value-type="float" office:value="0" calcext:value-type="float">
            <text:p>0,00</text:p>
          </table:table-cell>
          <table:table-cell table:style-name="ce75" table:formula="of:=[.E13]+[.F13]+[.G12]" office:value-type="float" office:value="24227.43" calcext:value-type="float">
            <text:p>24.227,43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75" table:formula="of:=[$'09'.D2]" office:value-type="float" office:value="64100" calcext:value-type="float">
            <text:p>64.100,00</text:p>
          </table:table-cell>
          <table:table-cell table:style-name="ce75" table:formula="of:=[$'09'.E2]" office:value-type="float" office:value="-61724.15" calcext:value-type="float">
            <text:p>-61.724,15</text:p>
          </table:table-cell>
          <table:table-cell table:style-name="ce75" table:formula="of:=[.B14]+[.C14]+[.D13]" office:value-type="float" office:value="11321.85" calcext:value-type="float">
            <text:p>11.321,85</text:p>
          </table:table-cell>
          <table:table-cell table:style-name="ce75" table:formula="of:=[$'09'.F2]" office:value-type="float" office:value="0" calcext:value-type="float">
            <text:p>0,00</text:p>
          </table:table-cell>
          <table:table-cell table:style-name="ce75" table:formula="of:=[$'09'.G2]" office:value-type="float" office:value="0" calcext:value-type="float">
            <text:p>0,00</text:p>
          </table:table-cell>
          <table:table-cell table:style-name="ce75" table:formula="of:=[.E14]+[.F14]+[.G13]" office:value-type="float" office:value="24227.43" calcext:value-type="float">
            <text:p>24.227,43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75" table:formula="of:=[$'10'.D2]" office:value-type="float" office:value="12100" calcext:value-type="float">
            <text:p>12.100,00</text:p>
          </table:table-cell>
          <table:table-cell table:style-name="ce75" table:formula="of:=[$'10'.E2]" office:value-type="float" office:value="-11546.5" calcext:value-type="float">
            <text:p>-11.546,50</text:p>
          </table:table-cell>
          <table:table-cell table:style-name="ce75" table:formula="of:=[.B15]+[.C15]+[.D14]" office:value-type="float" office:value="11875.35" calcext:value-type="float">
            <text:p>11.875,35</text:p>
          </table:table-cell>
          <table:table-cell table:style-name="ce75" table:formula="of:=[$'10'.F2]" office:value-type="float" office:value="0" calcext:value-type="float">
            <text:p>0,00</text:p>
          </table:table-cell>
          <table:table-cell table:style-name="ce75" table:formula="of:=[$'10'.G2]" office:value-type="float" office:value="0" calcext:value-type="float">
            <text:p>0,00</text:p>
          </table:table-cell>
          <table:table-cell table:style-name="ce75" table:formula="of:=[.E15]+[.F15]+[.G14]" office:value-type="float" office:value="24227.43" calcext:value-type="float">
            <text:p>24.227,43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75" table:formula="of:=[$'11'.D2]" office:value-type="float" office:value="113100" calcext:value-type="float">
            <text:p>113.100,00</text:p>
          </table:table-cell>
          <table:table-cell table:style-name="ce75" table:formula="of:=[$'11'.E2]" office:value-type="float" office:value="-11546.5" calcext:value-type="float">
            <text:p>-11.546,50</text:p>
          </table:table-cell>
          <table:table-cell table:style-name="ce75" table:formula="of:=[.B16]+[.C16]+[.D15]" office:value-type="float" office:value="113428.85" calcext:value-type="float">
            <text:p>113.428,85</text:p>
          </table:table-cell>
          <table:table-cell table:style-name="ce75" table:formula="of:=[$'11'.F2]" office:value-type="float" office:value="0" calcext:value-type="float">
            <text:p>0,00</text:p>
          </table:table-cell>
          <table:table-cell table:style-name="ce75" table:formula="of:=[$'11'.G2]" office:value-type="float" office:value="0" calcext:value-type="float">
            <text:p>0,00</text:p>
          </table:table-cell>
          <table:table-cell table:style-name="ce75" table:formula="of:=[.E16]+[.F16]+[.G15]" office:value-type="float" office:value="24227.43" calcext:value-type="float">
            <text:p>24.227,43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75" table:formula="of:=[$'12'.D2]" office:value-type="float" office:value="12100" calcext:value-type="float">
            <text:p>12.100,00</text:p>
          </table:table-cell>
          <table:table-cell table:style-name="ce75" table:formula="of:=[$'12'.E2]" office:value-type="float" office:value="-109548.47" calcext:value-type="float">
            <text:p>-109.548,47</text:p>
          </table:table-cell>
          <table:table-cell table:style-name="ce75" table:formula="of:=[.B17]+[.C17]+[.D16]" office:value-type="float" office:value="15980.38" calcext:value-type="float">
            <text:p>15.980,38</text:p>
          </table:table-cell>
          <table:table-cell table:style-name="ce75" table:formula="of:=[$'12'.F2]" office:value-type="float" office:value="0" calcext:value-type="float">
            <text:p>0,00</text:p>
          </table:table-cell>
          <table:table-cell table:style-name="ce75" table:formula="of:=[$'12'.G2]" office:value-type="float" office:value="0" calcext:value-type="float">
            <text:p>0,00</text:p>
          </table:table-cell>
          <table:table-cell table:style-name="ce75" table:formula="of:=[.E17]+[.F17]+[.G16]" office:value-type="float" office:value="24227.43" calcext:value-type="float">
            <text:p>24.227,43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75" table:number-columns-repeated="6"/>
          <table:table-cell table:number-columns-repeated="5"/>
        </table:table-row>
        <table:table-row table:style-name="ro1">
          <table:table-cell/>
          <table:table-cell table:style-name="ce75" table:formula="of:=SUM([.B6:.B17])" office:value-type="float" office:value="353815.35" calcext:value-type="float">
            <text:p>353.815,35</text:p>
          </table:table-cell>
          <table:table-cell table:style-name="ce75" table:formula="of:=SUM([.C6:.C17])" office:value-type="float" office:value="-337834.97" calcext:value-type="float">
            <text:p>-337.834,97</text:p>
          </table:table-cell>
          <table:table-cell table:style-name="ce75"/>
          <table:table-cell table:style-name="ce75" table:formula="of:=SUM([.E6:.E17])" office:value-type="float" office:value="122738.18" calcext:value-type="float">
            <text:p>122.738,18</text:p>
          </table:table-cell>
          <table:table-cell table:style-name="ce75" table:formula="of:=SUM([.F6:.F17])" office:value-type="float" office:value="-98510.75" calcext:value-type="float">
            <text:p>-98.510,75</text:p>
          </table:table-cell>
          <table:table-cell table:style-name="ce75" table:formula="of:=[.E19]+[.F19]" office:value-type="float" office:value="24227.43" calcext:value-type="float">
            <text:p>24.227,43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82" table:formula="of:=SUM([.J6:.J17])" office:value-type="float" office:value="53.0583" calcext:value-type="float">
            <text:p>53,06</text:p>
          </table:table-cell>
          <table:table-cell table:style-name="ce82" table:formula="of:=SUM([.K6:.K17])" office:value-type="float" office:value="159.9417" calcext:value-type="float">
            <text:p>159,94</text:p>
          </table:table-cell>
          <table:table-cell table:style-name="ce82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82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2"/>
          <table:table-cell table:style-name="ce75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82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75"/>
        <table:table-column table:style-name="co15" table:number-columns-repeated="3" table:default-cell-style-name="ce75"/>
        <table:table-column table:style-name="co9" table:default-cell-style-name="Default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5" office:value-type="string" calcext:value-type="string">
            <text:p>- OCAK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3:.D57])" office:value-type="float" office:value="7333.3" calcext:value-type="float">
            <text:p>7.333,30</text:p>
          </table:table-cell>
          <table:table-cell table:style-name="ce93" table:formula="of:=SUM([.E3:.E57])" office:value-type="float" office:value="-6834.05" calcext:value-type="float">
            <text:p>-6.834,05</text:p>
          </table:table-cell>
          <table:table-cell table:style-name="ce93" table:formula="of:=SUM([.F3:.F57])" office:value-type="float" office:value="46462.64" calcext:value-type="float">
            <text:p>46.462,64</text:p>
          </table:table-cell>
          <table:table-cell table:style-name="ce93" table:formula="of:=SUM([.G3:.G57])" office:value-type="float" office:value="-6834.05" calcext:value-type="float">
            <text:p>-6.834,05</text:p>
          </table:table-cell>
          <table:table-cell table:style-name="ce9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86"/>
          <table:table-cell table:style-name="ce8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8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7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7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7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7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86" office:value-type="date" office:date-value="2022-01-13" calcext:value-type="date">
            <text:p>13.01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76" office:value-type="float" office:value="-130.3" calcext:value-type="float">
            <text:p>-130,30</text:p>
          </table:table-cell>
          <table:table-cell table:style-name="ce76"/>
          <table:table-cell table:style-name="ce7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76" office:value-type="float" office:value="-255.4" calcext:value-type="float">
            <text:p>-255,40</text:p>
          </table:table-cell>
          <table:table-cell table:style-name="ce76"/>
          <table:table-cell table:style-name="ce7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86"/>
          <table:table-cell table:style-name="ce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86" office:value-type="date" office:date-value="2022-01-17" calcext:value-type="date">
            <text:p>17.01.2022</text:p>
          </table:table-cell>
          <table:table-cell table:style-name="ce88" office:value-type="string" calcext:value-type="string">
            <text:p>0000383215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86" office:value-type="date" office:date-value="2022-01-17" calcext:value-type="date">
            <text:p>17.01.2022</text:p>
          </table:table-cell>
          <table:table-cell table:style-name="ce88" office:value-type="string" calcext:value-type="string">
            <text:p>000374398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86"/>
          <table:table-cell table:style-name="ce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86"/>
          <table:table-cell table:style-name="ce90" office:value-type="string" calcext:value-type="string">
            <text:p>vodafone</text:p>
          </table:table-cell>
          <table:table-cell table:style-name="ce90" table:number-columns-repeated="2"/>
          <table:table-cell table:style-name="ce76" office:value-type="float" office:value="-50" calcext:value-type="float">
            <text:p>-50,00</text:p>
          </table:table-cell>
          <table:table-cell table:style-name="ce7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86" office:value-type="date" office:date-value="2022-01-04" calcext:value-type="date">
            <text:p>04.01.2022</text:p>
          </table:table-cell>
          <table:table-cell table:style-name="ce91" office:value-type="string" calcext:value-type="string">
            <text:p>4876 KK</text:p>
          </table:table-cell>
          <table:table-cell table:style-name="ce91" office:value-type="string" calcext:value-type="string">
            <text:p>B</text:p>
          </table:table-cell>
          <table:table-cell table:style-name="ce91"/>
          <table:table-cell table:style-name="ce76" table:number-columns-repeated="2"/>
          <table:table-cell table:style-name="ce7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86"/>
          <table:table-cell table:style-name="ce90" table:number-columns-repeated="3"/>
          <table:table-cell table:style-name="ce7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8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8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8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86"/>
          <table:table-cell table:style-name="ce90" table:number-columns-repeated="3"/>
          <table:table-cell table:style-name="ce7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8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7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8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8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7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86"/>
          <table:table-cell table:number-columns-repeated="3"/>
          <table:table-cell table:style-name="ce76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70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/>
          <table:table-cell table:style-name="ce70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 table:style-name="ce86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 table:style-name="ce86"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 table:style-name="ce86"/>
          <table:table-cell table:number-columns-repeated="8"/>
        </table:table-row>
        <table:table-row table:style-name="ro1" table:number-rows-repeated="17">
          <table:table-cell table:style-name="ce86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 table:number-rows-repeated="2">
          <table:table-cell table:style-name="ce86"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 table:style-name="ce86"/>
          <table:table-cell table:style-name="ce70" table:number-columns-repeated="3"/>
          <table:table-cell table:number-columns-repeated="5"/>
        </table:table-row>
        <table:table-row table:style-name="ro1">
          <table:table-cell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/>
          <table:table-cell table:style-name="ce70" table:number-columns-repeated="3"/>
          <table:table-cell table:style-name="ce74"/>
          <table:table-cell table:number-columns-repeated="4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/>
          <table:table-cell table:style-name="ce70" table:number-columns-repeated="3"/>
          <table:table-cell table:style-name="ce74"/>
          <table:table-cell table:number-columns-repeated="4"/>
        </table:table-row>
        <table:table-row table:style-name="ro1">
          <table:table-cell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70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86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75"/>
        <table:table-column table:style-name="co18" table:default-cell-style-name="ce75"/>
        <table:table-column table:style-name="co19" table:default-cell-style-name="ce75"/>
        <table:table-column table:style-name="co20" table:default-cell-style-name="ce75"/>
        <table:table-row table:style-name="ro1">
          <table:table-cell table:style-name="Default"/>
          <table:table-cell table:number-columns-repeated="3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ŞUBAT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5:.D63])" office:value-type="float" office:value="10567.09" calcext:value-type="float">
            <text:p>10.567,09</text:p>
          </table:table-cell>
          <table:table-cell table:style-name="ce93" table:formula="of:=SUM([.E5:.E63])" office:value-type="float" office:value="-21938.15" calcext:value-type="float">
            <text:p>-21.938,15</text:p>
          </table:table-cell>
          <table:table-cell table:style-name="ce93" table:formula="of:=SUM([.F5:.F63])" office:value-type="float" office:value="11567.09" calcext:value-type="float">
            <text:p>11.567,09</text:p>
          </table:table-cell>
          <table:table-cell table:style-name="ce93" table:formula="of:=SUM([.G5:.G63])" office:value-type="float" office:value="-21938.15" calcext:value-type="float">
            <text:p>-21.938,15</text:p>
          </table:table-cell>
          <table:table-cell table:style-name="ce93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ce95"/>
          <table:table-cell table:style-name="ce74" table:number-columns-repeated="2"/>
          <table:table-cell table:style-name="ce76"/>
        </table:table-row>
        <table:table-row table:style-name="ro1">
          <table:table-cell/>
          <table:table-cell table:style-name="ce87"/>
          <table:table-cell table:number-columns-repeated="2"/>
          <table:table-cell table:style-name="ce95"/>
          <table:table-cell table:style-name="ce74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7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7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7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7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8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88" office:value-type="string" calcext:value-type="string">
            <text:p>0000383215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88" office:value-type="string" calcext:value-type="string">
            <text:p>000374398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91" office:value-type="string" calcext:value-type="string">
            <text:p>4876 KK</text:p>
          </table:table-cell>
          <table:table-cell table:style-name="ce91" office:value-type="string" calcext:value-type="string">
            <text:p>B</text:p>
          </table:table-cell>
          <table:table-cell table:style-name="ce9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office:value-type="string" calcext:value-type="string">
            <text:p>vodafone</text:p>
          </table:table-cell>
          <table:table-cell table:style-name="ce9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office:value-type="string" calcext:value-type="string">
            <text:p>balmer bilgisayar</text:p>
          </table:table-cell>
          <table:table-cell table:style-name="ce9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office:value-type="string" calcext:value-type="string">
            <text:p>banggood lcd controller</text:p>
          </table:table-cell>
          <table:table-cell table:style-name="ce9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7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94" office:value-type="string" calcext:value-type="string">
            <text:p>Tuzgümrüğü kira <text:span text:style-name="T2">banka havalesi</text:span></text:p>
          </table:table-cell>
          <table:table-cell table:style-name="ce94" office:value-type="string" calcext:value-type="string">
            <text:p>B</text:p>
          </table:table-cell>
          <table:table-cell table:style-name="ce7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94" office:value-type="string" calcext:value-type="string">
            <text:p>Tuzgümrüğü kira <text:span text:style-name="T2">banka havalesi</text:span></text:p>
          </table:table-cell>
          <table:table-cell table:style-name="ce94" office:value-type="string" calcext:value-type="string">
            <text:p>B</text:p>
          </table:table-cell>
          <table:table-cell table:style-name="ce7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95"/>
          <table:table-cell table:style-name="ce74" table:number-columns-repeated="2"/>
          <table:table-cell/>
        </table:table-row>
      </table:table>
      <table:table table:name="03" table:style-name="ta1"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ce75"/>
        <table:table-column table:style-name="co25" table:default-cell-style-name="ce75"/>
        <table:table-column table:style-name="co24" table:default-cell-style-name="ce75"/>
        <table:table-column table:style-name="co25" table:number-columns-repeated="2" table:default-cell-style-name="ce75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96" office:value-type="string" calcext:value-type="string">
            <text:p>- MART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5:.D61])" office:value-type="float" office:value="36859.61" calcext:value-type="float">
            <text:p>36.859,61</text:p>
          </table:table-cell>
          <table:table-cell table:style-name="ce93" table:formula="of:=SUM([.E5:.E61])" office:value-type="float" office:value="-30109.3" calcext:value-type="float">
            <text:p>-30.109,30</text:p>
          </table:table-cell>
          <table:table-cell table:style-name="ce93" table:formula="of:=SUM([.F5:.F61])" office:value-type="float" office:value="35859.61" calcext:value-type="float">
            <text:p>35.859,61</text:p>
          </table:table-cell>
          <table:table-cell table:style-name="ce93" table:formula="of:=SUM([.G5:.G61])" office:value-type="float" office:value="-30109.3" calcext:value-type="float">
            <text:p>-30.109,30</text:p>
          </table:table-cell>
          <table:table-cell table:style-name="ce9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87"/>
          <table:table-cell table:style-name="ce70" table:number-columns-repeated="2"/>
          <table:table-cell table:style-name="ce74" table:number-columns-repeated="3"/>
          <table:table-cell/>
          <table:table-cell table:style-name="ce70"/>
        </table:table-row>
        <table:table-row table:style-name="ro1">
          <table:table-cell/>
          <table:table-cell table:style-name="ce70" table:number-columns-repeated="3"/>
          <table:table-cell table:style-name="ce74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70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95" office:value-type="float" office:value="-167" calcext:value-type="float">
            <text:p>-167,00</text:p>
          </table:table-cell>
          <table:table-cell table:style-name="ce74"/>
          <table:table-cell table:style-name="ce74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70"/>
        </table:table-row>
        <table:table-row table:style-name="ro1">
          <table:table-cell/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95" office:value-type="float" office:value="-428" calcext:value-type="float">
            <text:p>-428,00</text:p>
          </table:table-cell>
          <table:table-cell table:style-name="ce74"/>
          <table:table-cell table:style-name="ce74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70"/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89" table:number-columns-repeated="3"/>
          <table:table-cell table:style-name="ce95"/>
          <table:table-cell table:style-name="ce74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70"/>
        </table:table-row>
        <table:table-row table:style-name="ro1">
          <table:table-cell/>
          <table:table-cell table:style-name="ce90" office:value-type="string" calcext:value-type="string">
            <text:p>vodafone</text:p>
          </table:table-cell>
          <table:table-cell table:style-name="ce90" table:number-columns-repeated="2"/>
          <table:table-cell table:style-name="ce95" office:value-type="float" office:value="-50" calcext:value-type="float">
            <text:p>-50,00</text:p>
          </table:table-cell>
          <table:table-cell table:style-name="ce74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70"/>
        </table:table-row>
        <table:table-row table:style-name="ro1">
          <table:table-cell/>
          <table:table-cell table:style-name="ce90" office:value-type="string" calcext:value-type="string">
            <text:p>daü yasemin 21-22 <text:s/>bahar okul ücreti</text:p>
          </table:table-cell>
          <table:table-cell table:style-name="ce90" table:number-columns-repeated="2"/>
          <table:table-cell table:style-name="ce95" office:value-type="float" office:value="-21510.75" calcext:value-type="float">
            <text:p>-21.510,75</text:p>
          </table:table-cell>
          <table:table-cell table:style-name="ce74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70"/>
        </table:table-row>
        <table:table-row table:style-name="ro1">
          <table:table-cell/>
          <table:table-cell table:style-name="ce90" office:value-type="string" calcext:value-type="string">
            <text:p>06 yb 1397 1. taksit</text:p>
          </table:table-cell>
          <table:table-cell table:style-name="ce90" table:number-columns-repeated="2"/>
          <table:table-cell table:style-name="ce95" office:value-type="float" office:value="-169" calcext:value-type="float">
            <text:p>-169,00</text:p>
          </table:table-cell>
          <table:table-cell table:style-name="ce74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70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91" office:value-type="string" calcext:value-type="string">
            <text:p>4876 KK</text:p>
          </table:table-cell>
          <table:table-cell table:style-name="ce91" office:value-type="string" calcext:value-type="string">
            <text:p>B</text:p>
          </table:table-cell>
          <table:table-cell table:style-name="ce91"/>
          <table:table-cell table:style-name="ce95"/>
          <table:table-cell table:style-name="ce74"/>
          <table:table-cell table:style-name="ce74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70"/>
        </table:table-row>
        <table:table-row table:style-name="ro1">
          <table:table-cell/>
          <table:table-cell table:style-name="ce90" table:number-columns-repeated="3"/>
          <table:table-cell table:style-name="ce74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7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7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7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7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7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86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style-name="Default"/>
          <table:table-cell table:number-columns-repeated="3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NİSAN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5:.D66])" office:value-type="float" office:value="15937.59" calcext:value-type="float">
            <text:p>15.937,59</text:p>
          </table:table-cell>
          <table:table-cell table:style-name="ce93" table:formula="of:=SUM([.E5:.E66])" office:value-type="float" office:value="-11790.68" calcext:value-type="float">
            <text:p>-11.790,68</text:p>
          </table:table-cell>
          <table:table-cell table:style-name="ce93" table:formula="of:=SUM([.F5:.F66])" office:value-type="float" office:value="17940.28" calcext:value-type="float">
            <text:p>17.940,28</text:p>
          </table:table-cell>
          <table:table-cell table:style-name="ce93" table:formula="of:=SUM([.G5:.G66])" office:value-type="float" office:value="-11140.68" calcext:value-type="float">
            <text:p>-11.140,68</text:p>
          </table:table-cell>
          <table:table-cell table:style-name="ce93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8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95" office:value-type="float" office:value="-383.8" calcext:value-type="float">
            <text:p>-383,80</text:p>
          </table:table-cell>
          <table:table-cell table:style-name="ce74"/>
          <table:table-cell table:style-name="ce9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table:number-columns-repeated="2"/>
          <table:table-cell table:style-name="ce95" office:value-type="float" office:value="-171.6" calcext:value-type="float">
            <text:p>-171,60</text:p>
          </table:table-cell>
          <table:table-cell table:style-name="ce74"/>
          <table:table-cell table:style-name="ce9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Default"/>
          <table:table-cell table:style-name="ce74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table:style-name="ce9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table:style-name="ce9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95"/>
          <table:table-cell table:style-name="ce74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7" office:value-type="string" calcext:value-type="string">
            <text:p>06 yb 1397 2. taksit</text:p>
          </table:table-cell>
          <table:table-cell table:style-name="ce97" table:number-columns-repeated="2"/>
          <table:table-cell table:style-name="ce101" office:value-type="float" office:value="-169" calcext:value-type="float">
            <text:p>-169,00</text:p>
          </table:table-cell>
          <table:table-cell table:style-name="ce103"/>
          <table:table-cell table:style-name="ce105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HAS KOMP ÇORUM</text:p>
          </table:table-cell>
          <table:table-cell table:style-name="ce90" table:number-columns-repeated="2"/>
          <table:table-cell table:style-name="ce95" office:value-type="float" office:value="-3270" calcext:value-type="float">
            <text:p>-3.270,00</text:p>
          </table:table-cell>
          <table:table-cell table:style-name="ce74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yıllık kk ücreti</text:p>
          </table:table-cell>
          <table:table-cell table:style-name="ce90" table:number-columns-repeated="2"/>
          <table:table-cell table:style-name="ce95" office:value-type="float" office:value="-238" calcext:value-type="float">
            <text:p>-238,00</text:p>
          </table:table-cell>
          <table:table-cell table:style-name="ce74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yıllık kk ücreti bsmv</text:p>
          </table:table-cell>
          <table:table-cell table:style-name="ce90" table:number-columns-repeated="2"/>
          <table:table-cell table:style-name="ce95" office:value-type="float" office:value="-11.9" calcext:value-type="float">
            <text:p>-11,90</text:p>
          </table:table-cell>
          <table:table-cell table:style-name="ce74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1/6</text:p>
          </table:table-cell>
          <table:table-cell table:style-name="ce90" table:number-columns-repeated="2"/>
          <table:table-cell table:style-name="ce95" office:value-type="float" office:value="-177.65" calcext:value-type="float">
            <text:p>-177,65</text:p>
          </table:table-cell>
          <table:table-cell table:style-name="ce74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gib gov tr kira damga v.</text:p>
          </table:table-cell>
          <table:table-cell table:style-name="ce90" table:number-columns-repeated="2"/>
          <table:table-cell table:style-name="ce95" office:value-type="float" office:value="-132.3" calcext:value-type="float">
            <text:p>-132,30</text:p>
          </table:table-cell>
          <table:table-cell table:style-name="ce74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8" office:value-type="string" calcext:value-type="string">
            <text:p>4876 KK</text:p>
          </table:table-cell>
          <table:table-cell table:style-name="ce98" table:number-columns-repeated="2"/>
          <table:table-cell table:style-name="ce102" table:number-columns-repeated="2"/>
          <table:table-cell table:style-name="ce106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7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style-name="ce10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99" office:value-type="string" calcext:value-type="string">
            <text:p>Doğuş Kira 9/12-2022-23 <text:s text:c="3"/>+2000</text:p>
          </table:table-cell>
          <table:table-cell table:style-name="ce100"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73" office:value-type="float" office:value="4000" calcext:value-type="float">
            <text:p>4.000,00</text:p>
          </table:table-cell>
          <table:table-cell table:style-name="Default"/>
          <table:table-cell table:style-name="ce7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75"/>
          <table:table-cell table:style-name="Default"/>
          <table:table-cell table:style-name="ce10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MAYIS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68])" office:value-type="float" office:value="15328.34" calcext:value-type="float">
            <text:p>15.328,34</text:p>
          </table:table-cell>
          <table:table-cell table:style-name="ce93" table:formula="of:=SUM([.E4:.E68])" office:value-type="float" office:value="-7712.66" calcext:value-type="float">
            <text:p>-7.712,66</text:p>
          </table:table-cell>
          <table:table-cell table:style-name="ce93" table:formula="of:=SUM([.F4:.F65])" office:value-type="float" office:value="9522.37" calcext:value-type="float">
            <text:p>9.522,37</text:p>
          </table:table-cell>
          <table:table-cell table:style-name="ce93" table:formula="of:=SUM([.G4:.G65])" office:value-type="float" office:value="-7722.66" calcext:value-type="float">
            <text:p>-7.722,66</text:p>
          </table:table-cell>
          <table:table-cell table:style-name="ce93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ce76" table:number-columns-repeated="3"/>
          <table:table-cell/>
        </table:table-row>
        <table:table-row table:style-name="ro1">
          <table:table-cell/>
          <table:table-cell table:style-name="ce7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86" office:value-type="date" office:date-value="2022-05-10" calcext:value-type="date">
            <text:p>10.05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86" office:value-type="date" office:date-value="2022-05-05" calcext:value-type="date">
            <text:p>05.05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197.1" calcext:value-type="float">
            <text:p>-197,10</text:p>
          </table:table-cell>
          <table:table-cell table:style-name="ce74"/>
          <table:table-cell table:style-name="ce7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86" office:value-type="date" office:date-value="2022-05-05" calcext:value-type="date">
            <text:p>05.05.2022</text:p>
          </table:table-cell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table:number-columns-repeated="2"/>
          <table:table-cell table:style-name="ce74" office:value-type="float" office:value="-365.7" calcext:value-type="float">
            <text:p>-365,70</text:p>
          </table:table-cell>
          <table:table-cell table:style-name="ce74"/>
          <table:table-cell table:style-name="ce7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58" office:value-type="string" calcext:value-type="string">
            <text:p>audi benzin</text:p>
          </table:table-cell>
          <table:table-cell table:style-name="ce58" table:number-columns-repeated="2"/>
          <table:table-cell table:style-name="ce105" office:value-type="float" office:value="-100" calcext:value-type="float">
            <text:p>-100,00</text:p>
          </table:table-cell>
          <table:table-cell table:style-name="ce105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erenler gıda</text:p>
          </table:table-cell>
          <table:table-cell table:style-name="ce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erenler gıda</text:p>
          </table:table-cell>
          <table:table-cell table:style-name="ce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audi benzin 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Vodafon 2240</text:p>
          </table:table-cell>
          <table:table-cell table:style-name="ce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bahçe su parası</text:p>
          </table:table-cell>
          <table:table-cell table:style-name="ce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2/6</text:p>
          </table:table-cell>
          <table:table-cell table:style-name="ce90" table:number-columns-repeated="2"/>
          <table:table-cell table:style-name="ce7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86" office:value-type="date" office:date-value="2022-05-05" calcext:value-type="date">
            <text:p>05.05.2022</text:p>
          </table:table-cell>
          <table:table-cell table:style-name="ce98" office:value-type="string" calcext:value-type="string">
            <text:p>4876 KK</text:p>
          </table:table-cell>
          <table:table-cell table:style-name="ce98" table:number-columns-repeated="2"/>
          <table:table-cell table:style-name="ce102"/>
          <table:table-cell table:style-name="ce106"/>
          <table:table-cell table:style-name="ce106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7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8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8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00"/>
          <table:table-cell table:style-name="ce7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86"/>
          <table:table-cell office:value-type="string" calcext:value-type="string">
            <text:p>SnyG-Kynkçı Merdal 9/12-2022</text:p>
          </table:table-cell>
          <table:table-cell table:style-name="ce71"/>
          <table:table-cell table:style-name="ce72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HAZİRAN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78])" office:value-type="float" office:value="20189.42" calcext:value-type="float">
            <text:p>20.189,42</text:p>
          </table:table-cell>
          <table:table-cell table:style-name="ce93" table:formula="of:=SUM([.E4:.E78])" office:value-type="float" office:value="-28015.91" calcext:value-type="float">
            <text:p>-28.015,91</text:p>
          </table:table-cell>
          <table:table-cell table:style-name="ce93" table:formula="of:=SUM([.F4:.F75])" office:value-type="float" office:value="1386.19" calcext:value-type="float">
            <text:p>1.386,19</text:p>
          </table:table-cell>
          <table:table-cell table:style-name="ce93" table:formula="of:=SUM([.G4:.G75])" office:value-type="float" office:value="-20765.91" calcext:value-type="float">
            <text:p>-20.765,91</text:p>
          </table:table-cell>
          <table:table-cell table:style-name="ce93" table:formula="of:=[.F2]+[.G2]" office:value-type="float" office:value="-19379.72" calcext:value-type="float">
            <text:p>-19.379,72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7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7" office:value-type="string" calcext:value-type="string">
            <text:p>Mesut Elektrik</text:p>
          </table:table-cell>
          <table:table-cell table:style-name="ce79"/>
          <table:table-cell table:style-name="ce77" office:value-type="float" office:value="182.86" calcext:value-type="float">
            <text:p>182,86</text:p>
          </table:table-cell>
          <table:table-cell table:style-name="ce105" table:number-columns-repeated="3"/>
          <table:table-cell table:style-name="ce105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78" office:value-type="string" calcext:value-type="string">
            <text:p>9522138254 /CK ÇEPESAŞ/FATURA</text:p>
          </table:table-cell>
          <table:table-cell table:style-name="ce78" table:number-columns-repeated="2"/>
          <table:table-cell table:style-name="ce106" office:value-type="float" office:value="-1317.2" calcext:value-type="float">
            <text:p>-1.317,20</text:p>
          </table:table-cell>
          <table:table-cell table:style-name="ce106"/>
          <table:table-cell table:style-name="ce106" office:value-type="float" office:value="-1317.2" calcext:value-type="float">
            <text:p>-1.317,20</text:p>
          </table:table-cell>
          <table:table-cell table:style-name="ce106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86" office:value-type="date" office:date-value="2022-06-06" calcext:value-type="date">
            <text:p>06.06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95" office:value-type="float" office:value="-200.1" calcext:value-type="float">
            <text:p>-200,10</text:p>
          </table:table-cell>
          <table:table-cell table:style-name="ce74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86" office:value-type="date" office:date-value="2022-06-06" calcext:value-type="date">
            <text:p>06.06.2022</text:p>
          </table:table-cell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table:number-columns-repeated="2"/>
          <table:table-cell table:style-name="ce95" office:value-type="float" office:value="-395.4" calcext:value-type="float">
            <text:p>-395,40</text:p>
          </table:table-cell>
          <table:table-cell table:style-name="ce74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86"/>
          <table:table-cell table:style-name="ce89" table:number-columns-repeated="3"/>
          <table:table-cell table:style-name="ce74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86" office:value-type="date" office:date-value="2022-06-07" calcext:value-type="date">
            <text:p>07.06.2022</text:p>
          </table:table-cell>
          <table:table-cell table:style-name="ce89" office:value-type="string" calcext:value-type="string">
            <text:p>Yasemin İstanbul Kira</text:p>
          </table:table-cell>
          <table:table-cell table:style-name="ce89" table:number-columns-repeated="2"/>
          <table:table-cell table:style-name="ce74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86"/>
          <table:table-cell table:style-name="ce89" table:number-columns-repeated="3"/>
          <table:table-cell table:style-name="ce74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7" office:value-type="string" calcext:value-type="string">
            <text:p>amazon 240gbWd ssd-braun-64gb 3/6</text:p>
          </table:table-cell>
          <table:table-cell table:style-name="ce97" table:number-columns-repeated="2"/>
          <table:table-cell table:style-name="ce101" office:value-type="float" office:value="-177.65" calcext:value-type="float">
            <text:p>-177,65</text:p>
          </table:table-cell>
          <table:table-cell table:style-name="ce105" table:number-columns-repeated="2"/>
          <table:table-cell table:style-name="ce105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tokat avm</text:p>
          </table:table-cell>
          <table:table-cell table:style-name="ce90" table:number-columns-repeated="2"/>
          <table:table-cell table:style-name="ce9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benzin <text:s text:c="2"/></text:p>
          </table:table-cell>
          <table:table-cell table:style-name="ce90" table:number-columns-repeated="2"/>
          <table:table-cell table:style-name="ce9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migros şimşek yem</text:p>
          </table:table-cell>
          <table:table-cell table:style-name="ce90" table:number-columns-repeated="2"/>
          <table:table-cell table:style-name="ce9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fide bahçe</text:p>
          </table:table-cell>
          <table:table-cell table:style-name="ce90" table:number-columns-repeated="2"/>
          <table:table-cell table:style-name="ce9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Benzin + gaz</text:p>
          </table:table-cell>
          <table:table-cell table:style-name="ce90" table:number-columns-repeated="2"/>
          <table:table-cell table:style-name="ce9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Vodafone 2240</text:p>
          </table:table-cell>
          <table:table-cell table:style-name="ce90" table:number-columns-repeated="2"/>
          <table:table-cell table:style-name="ce9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86" office:value-type="date" office:date-value="2022-06-06" calcext:value-type="date">
            <text:p>06.06.2022</text:p>
          </table:table-cell>
          <table:table-cell table:style-name="ce98" office:value-type="string" calcext:value-type="string">
            <text:p>4876 KK</text:p>
          </table:table-cell>
          <table:table-cell table:style-name="ce98" table:number-columns-repeated="2"/>
          <table:table-cell table:style-name="ce102"/>
          <table:table-cell table:style-name="ce106"/>
          <table:table-cell table:style-name="ce106" office:value-type="float" office:value="-1561.71" calcext:value-type="float">
            <text:p>-1.561,71</text:p>
          </table:table-cell>
          <table:table-cell table:style-name="ce106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86"/>
          <table:table-cell table:style-name="ce90" table:number-columns-repeated="3"/>
          <table:table-cell table:style-name="ce74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86"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2]+[.F33]+[.G33]" office:value-type="float" office:value="-20379.72" calcext:value-type="float">
            <text:p>-20.379,72</text:p>
          </table:table-cell>
        </table:table-row>
        <table:table-row table:style-name="ro1">
          <table:table-cell table:style-name="ce86"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33]+[.F34]+[.G34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34]+[.F35]+[.G35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6]+[.F37]+[.G37]" office:value-type="float" office:value="-20379.72" calcext:value-type="float">
            <text:p>-20.379,72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7]+[.F38]+[.G38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38]+[.F39]+[.G39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020.37" calcext:value-type="float">
            <text:p>3.020,37</text:p>
          </table:table-cell>
          <table:table-cell table:number-columns-repeated="3"/>
          <table:table-cell table:formula="of:=[.H39]+[.F40]+[.G40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40]+[.F41]+[.G41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75" office:value-type="float" office:value="5000" calcext:value-type="float">
            <text:p>5.000,00</text:p>
          </table:table-cell>
          <table:table-cell table:number-columns-repeated="3"/>
          <table:table-cell table:formula="of:=[.H41]+[.F42]+[.G42]" office:value-type="float" office:value="-23379.72" calcext:value-type="float">
            <text:p>-23.379,72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73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42]+[.F43]+[.G43]" office:value-type="float" office:value="-23379.72" calcext:value-type="float">
            <text:p>-23.379,72</text:p>
          </table:table-cell>
        </table:table-row>
        <table:table-row table:style-name="ro1">
          <table:table-cell table:style-name="ce86" office:value-type="date" office:date-value="2022-06-20" calcext:value-type="date">
            <text:p>20.06.2022</text:p>
          </table:table-cell>
          <table:table-cell office:value-type="string" calcext:value-type="string">
            <text:p>SnyG-Kynkçı Merdal 9/12-2022</text:p>
          </table:table-cell>
          <table:table-cell table:number-columns-repeated="2"/>
          <table:table-cell table:style-name="Default" table:number-columns-repeated="2"/>
          <table:table-cell table:style-name="Default" office:value-type="float" office:value="4000" calcext:value-type="float">
            <text:p>4000</text:p>
          </table:table-cell>
          <table:table-cell table:formula="of:=[.H43]+[.F44]+[.G44]" office:value-type="float" office:value="-19379.72" calcext:value-type="float">
            <text:p>-19.379,72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7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4]+[.F45]+[.G45]" office:value-type="float" office:value="-19379.72" calcext:value-type="float">
            <text:p>-19.379,72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TEMMUZ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65])" office:value-type="float" office:value="14100" calcext:value-type="float">
            <text:p>14.100,00</text:p>
          </table:table-cell>
          <table:table-cell table:style-name="ce93" table:formula="of:=SUM([.E4:.E65])" office:value-type="float" office:value="-11724.15" calcext:value-type="float">
            <text:p>-11.724,15</text:p>
          </table:table-cell>
          <table:table-cell table:style-name="ce93" table:formula="of:=SUM([.F4:.F62])" office:value-type="float" office:value="0" calcext:value-type="float">
            <text:p>0,00</text:p>
          </table:table-cell>
          <table:table-cell table:style-name="ce93" table:formula="of:=SUM([.G4:.G62])" office:value-type="float" office:value="0" calcext:value-type="float">
            <text:p>0,00</text:p>
          </table:table-cell>
          <table:table-cell table:style-name="ce93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style-name="ce70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200" calcext:value-type="float">
            <text:p>-200,00</text:p>
          </table:table-cell>
          <table:table-cell table:style-name="ce74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table:number-columns-repeated="2"/>
          <table:table-cell table:style-name="ce74" office:value-type="float" office:value="-400" calcext:value-type="float">
            <text:p>-400,00</text:p>
          </table:table-cell>
          <table:table-cell table:style-name="ce74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74" table:number-columns-repeated="2"/>
          <table:table-cell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4/6</text:p>
          </table:table-cell>
          <table:table-cell table:style-name="ce90" table:number-columns-repeated="2"/>
          <table:table-cell table:style-name="ce74" office:value-type="float" office:value="-177.65" calcext:value-type="float">
            <text:p>-177,65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75" office:value-type="float" office:value="5000" calcext:value-type="float">
            <text:p>5.000,00</text:p>
          </table:table-cell>
          <table:table-cell table:number-columns-repeated="3"/>
          <table:table-cell table:formula="of:=[.H27]+[.F28]-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-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7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9]+[.F30]-[.G3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4]+[.F33]-[.G33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AĞUSTOS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66])" office:value-type="float" office:value="32100" calcext:value-type="float">
            <text:p>32.100,00</text:p>
          </table:table-cell>
          <table:table-cell table:style-name="ce93" table:formula="of:=SUM([.E4:.E66])" office:value-type="float" office:value="-25344.45" calcext:value-type="float">
            <text:p>-25.344,45</text:p>
          </table:table-cell>
          <table:table-cell table:style-name="ce93" table:formula="of:=SUM([.F4:.F63])" office:value-type="float" office:value="0" calcext:value-type="float">
            <text:p>0,00</text:p>
          </table:table-cell>
          <table:table-cell table:style-name="ce93" table:formula="of:=SUM([.G4:.G63])" office:value-type="float" office:value="0" calcext:value-type="float">
            <text:p>0,00</text:p>
          </table:table-cell>
          <table:table-cell table:style-name="ce93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200" calcext:value-type="float">
            <text:p>-200,00</text:p>
          </table:table-cell>
          <table:table-cell table:style-name="ce74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table:number-columns-repeated="2"/>
          <table:table-cell table:style-name="ce74" office:value-type="float" office:value="-400" calcext:value-type="float">
            <text:p>-400,00</text:p>
          </table:table-cell>
          <table:table-cell table:style-name="ce74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74" table:number-columns-repeated="2"/>
          <table:table-cell table:number-columns-repeated="2"/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5/6</text:p>
          </table:table-cell>
          <table:table-cell table:style-name="ce90" table:number-columns-repeated="2"/>
          <table:table-cell table:style-name="ce74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3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7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1]+[.F32]+[.G32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EYLÜL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5:.D69])" office:value-type="float" office:value="64100" calcext:value-type="float">
            <text:p>64.100,00</text:p>
          </table:table-cell>
          <table:table-cell table:style-name="ce93" table:formula="of:=SUM([.E5:.E69])" office:value-type="float" office:value="-61724.15" calcext:value-type="float">
            <text:p>-61.724,15</text:p>
          </table:table-cell>
          <table:table-cell table:style-name="ce93" table:formula="of:=SUM([.F5:.F66])" office:value-type="float" office:value="0" calcext:value-type="float">
            <text:p>0,00</text:p>
          </table:table-cell>
          <table:table-cell table:style-name="ce93" table:formula="of:=SUM([.G5:.G66])" office:value-type="float" office:value="0" calcext:value-type="float">
            <text:p>0,00</text:p>
          </table:table-cell>
          <table:table-cell table:style-name="ce93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8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7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75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75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75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table:style-name="ce75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95" office:value-type="float" office:value="-200" calcext:value-type="float">
            <text:p>-200,00</text:p>
          </table:table-cell>
          <table:table-cell table:style-name="ce74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table:number-columns-repeated="2"/>
          <table:table-cell table:style-name="ce95" office:value-type="float" office:value="-400" calcext:value-type="float">
            <text:p>-400,00</text:p>
          </table:table-cell>
          <table:table-cell table:style-name="ce74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95"/>
          <table:table-cell table:style-name="ce74"/>
          <table:table-cell table:number-columns-repeated="2"/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style-name="ce95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table:style-name="ce95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table:style-name="ce95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style-name="ce95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6/6</text:p>
          </table:table-cell>
          <table:table-cell table:style-name="ce90" table:number-columns-repeated="2"/>
          <table:table-cell table:style-name="ce74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75"/>
          <table:table-cell table:style-name="ce75"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75"/>
          <table:table-cell table:style-name="ce75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75"/>
          <table:table-cell table:style-name="ce75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75"/>
          <table:table-cell table:style-name="ce75" office:value-type="float" office:value="-15000" calcext:value-type="float">
            <text:p>-15.000,00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7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73" office:value-type="float" office:value="48000" calcext:value-type="float">
            <text:p>48.000,00</text:p>
          </table:table-cell>
          <table:table-cell/>
          <table:table-cell table:style-name="ce73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75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EKİM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65])" office:value-type="float" office:value="12100" calcext:value-type="float">
            <text:p>12.100,00</text:p>
          </table:table-cell>
          <table:table-cell table:style-name="ce93" table:formula="of:=SUM([.E4:.E65])" office:value-type="float" office:value="-11546.5" calcext:value-type="float">
            <text:p>-11.546,50</text:p>
          </table:table-cell>
          <table:table-cell table:style-name="ce93" table:formula="of:=SUM([.F4:.F62])" office:value-type="float" office:value="0" calcext:value-type="float">
            <text:p>0,00</text:p>
          </table:table-cell>
          <table:table-cell table:style-name="ce93" table:formula="of:=SUM([.G4:.G62])" office:value-type="float" office:value="0" calcext:value-type="float">
            <text:p>0,00</text:p>
          </table:table-cell>
          <table:table-cell table:style-name="ce93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7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table:number-columns-repeated="2"/>
          <table:table-cell table:style-name="ce74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74"/>
          <table:table-cell table:number-columns-repeated="3"/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1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KASIM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65])" office:value-type="float" office:value="113100" calcext:value-type="float">
            <text:p>113.100,00</text:p>
          </table:table-cell>
          <table:table-cell table:style-name="ce93" table:formula="of:=SUM([.E4:.E65])" office:value-type="float" office:value="-11546.5" calcext:value-type="float">
            <text:p>-11.546,50</text:p>
          </table:table-cell>
          <table:table-cell table:style-name="ce93" table:formula="of:=SUM([.F4:.F63])" office:value-type="float" office:value="0" calcext:value-type="float">
            <text:p>0,00</text:p>
          </table:table-cell>
          <table:table-cell table:style-name="ce93" table:formula="of:=SUM([.G4:.G63])" office:value-type="float" office:value="0" calcext:value-type="float">
            <text:p>0,00</text:p>
          </table:table-cell>
          <table:table-cell table:style-name="ce93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7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table:number-columns-repeated="2"/>
          <table:table-cell table:style-name="ce74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4"/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75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75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73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75" office:value-type="float" office:value="65000" calcext:value-type="float">
            <text:p>65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75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ARALIK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70])" office:value-type="float" office:value="12100" calcext:value-type="float">
            <text:p>12.100,00</text:p>
          </table:table-cell>
          <table:table-cell table:style-name="ce93" table:formula="of:=SUM([.E4:.E70])" office:value-type="float" office:value="-109548.47" calcext:value-type="float">
            <text:p>-109.548,47</text:p>
          </table:table-cell>
          <table:table-cell table:style-name="ce93" table:formula="of:=SUM([.F4:.F68])" office:value-type="float" office:value="0" calcext:value-type="float">
            <text:p>0,00</text:p>
          </table:table-cell>
          <table:table-cell table:style-name="ce93" table:formula="of:=SUM([.G4:.G68])" office:value-type="float" office:value="0" calcext:value-type="float">
            <text:p>0,00</text:p>
          </table:table-cell>
          <table:table-cell table:style-name="ce93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7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3">8222520300</text:span> /CK ÇEPESAŞ/FATURA</text:p>
          </table:table-cell>
          <table:table-cell table:style-name="ce89" table:number-columns-repeated="2"/>
          <table:table-cell table:style-name="ce74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4"/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1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75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1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86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86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73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82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15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75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75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.00.0000</text:date>, <text:time style:data-style-name="N2" text:time-value="08:56:19.563714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18H41M25S</meta:editing-duration>
    <meta:editing-cycles>36</meta:editing-cycles>
    <meta:generator>LibreOffice/7.2.7.2$Linux_X86_64 LibreOffice_project/20$Build-2</meta:generator>
    <dc:date>2022-06-23T08:59:49.411018198</dc:date>
    <meta:document-statistic meta:table-count="14" meta:cell-count="1395" meta:object-count="0"/>
  </office:meta>
</office:document-meta>
</file>